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tMessageLogger.messageLogg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tMessageLogger.buildStart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tMessageLogger.doProgres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ntMessageLogger.targetStart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tMessageLogger.taskFinished( Build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tMessageLogger.rawlog( String msg , int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MessageLogger.AntMessageLogger( ProjectComponent antProject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tMessageLogg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MessageLogger.targetFinish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tMessageLogger.doEndProgress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tMessageLogger.register( Task task , final Ivy iv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ntMessageLogger.log( String msg , int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MessageLogger.buildFinish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tMessageLogger.taskStart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